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dbe19"/>
    </style:style>
    <style:style style:name="P2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 style:list-style-name="L2">
      <style:paragraph-properties fo:margin-left="0cm" fo:margin-right="0cm" fo:text-indent="0cm" style:auto-text-indent="false"/>
    </style:style>
    <style:style style:name="P4" style:family="paragraph" style:parent-style-name="Text_20_body">
      <style:text-properties officeooo:paragraph-rsid="001dbe19"/>
    </style:style>
    <style:style style:name="P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4">
      <style:paragraph-properties fo:margin-left="0cm" fo:margin-right="0cm" fo:text-indent="0cm" style:auto-text-indent="false"/>
    </style:style>
    <style:style style:name="P7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5">
      <style:paragraph-properties fo:margin-left="0cm" fo:margin-right="0cm" fo:text-indent="0cm" style:auto-text-indent="false"/>
    </style:style>
    <style:style style:name="P9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6">
      <style:paragraph-properties fo:margin-left="0cm" fo:margin-right="0cm" fo:text-indent="0cm" style:auto-text-indent="false"/>
    </style:style>
    <style:style style:name="T1" style:family="text">
      <style:text-properties officeooo:rsid="001dbe1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Source_20_Text">&lt;mjml&gt;</text:span></text:span>: Es el contenedor principal que envuelve todo el código MJML. Todo el contenido debe estar dentro de esta etiqueta <text:span text:style-name="T1">Es como el head.</text:span></text:p>
      <text:p text:style-name="P1"/>
      <text:p text:style-name="P1"><text:span text:style-name="Strong_20_Emphasis"><text:span text:style-name="Source_20_Text">&lt;mj-body&gt;</text:span></text:span>: Contiene el cuerpo del correo electrónico. Aquí se define todo el contenido visible del correo, como texto, imágenes, botones, etc.</text:p>
      <text:p text:style-name="P1"/>
      <text:p text:style-name="P4"><text:span text:style-name="Strong_20_Emphasis"><text:span text:style-name="Source_20_Text">&lt;mj-section&gt;</text:span></text:span>: Define una fila o sección del correo. Puedes agregar atributos como: </text:p>
      <text:list text:style-name="L2">
        <text:list-item>
          <text:p text:style-name="P2"><text:span text:style-name="Source_20_Text">background-color</text:span>: Color de fondo de la sección. </text:p>
        </text:list-item>
        <text:list-item>
          <text:p text:style-name="P2"><text:span text:style-name="Source_20_Text">background-url</text:span>: Imagen de fondo. </text:p>
        </text:list-item>
        <text:list-item>
          <text:p text:style-name="P2"><text:span text:style-name="Source_20_Text">background-size</text:span>: Cómo se ajusta la imagen de fondo (por ejemplo, <text:span text:style-name="Source_20_Text">cover</text:span> para que ocupe todo el espacio). </text:p>
        </text:list-item>
        <text:list-item>
          <text:p text:style-name="P3"><text:span text:style-name="Source_20_Text">background-repeat</text:span>: Si la imagen de fondo se repite o no (<text:span text:style-name="Source_20_Text">no-repeat</text:span> para evitar repeticiones). </text:p>
        </text:list-item>
      </text:list>
      <text:p text:style-name="P1"><text:span text:style-name="Strong_20_Emphasis"><text:span text:style-name="Source_20_Text">&lt;mj-column&gt;</text:span></text:span>: Divide la sección en columnas. Cada columna puede contener texto, imágenes, botones, etc. </text:p>
      <text:p text:style-name="P4"><text:span text:style-name="Strong_20_Emphasis"><text:span text:style-name="Source_20_Text">&lt;mj-text&gt;</text:span></text:span>: Se utiliza para agregar texto. </text:p>
      <text:list text:style-name="L4">
        <text:list-item>
          <text:p text:style-name="P5">Atributos comunes: </text:p>
          <text:list>
            <text:list-item>
              <text:p text:style-name="P5"><text:span text:style-name="Source_20_Text">font-style</text:span>: Estilo de fuente (por ejemplo, <text:span text:style-name="Source_20_Text">italic</text:span> o <text:span text:style-name="Source_20_Text">normal</text:span>). </text:p>
            </text:list-item>
            <text:list-item>
              <text:p text:style-name="P5"><text:span text:style-name="Source_20_Text">font-size</text:span>: Tamaño de la fuente. </text:p>
            </text:list-item>
            <text:list-item>
              <text:p text:style-name="P5"><text:span text:style-name="Source_20_Text">color</text:span>: Color del texto. </text:p>
            </text:list-item>
            <text:list-item>
              <text:p text:style-name="P6"><text:span text:style-name="Source_20_Text">align</text:span>: Alineación del texto (<text:span text:style-name="Source_20_Text">left</text:span>, <text:span text:style-name="Source_20_Text">center</text:span>, <text:span text:style-name="Source_20_Text">right</text:span>). </text:p>
            </text:list-item>
          </text:list>
        </text:list-item>
      </text:list>
      <text:p text:style-name="P4"><text:span text:style-name="Strong_20_Emphasis"><text:span text:style-name="Source_20_Text">&lt;mj-button&gt;</text:span></text:span>: Crea un botón con un enlace. </text:p>
      <text:list text:style-name="L5">
        <text:list-item>
          <text:p text:style-name="P7">Atributos comunes: </text:p>
          <text:list>
            <text:list-item>
              <text:p text:style-name="P7"><text:span text:style-name="Source_20_Text">background-color</text:span>: Color de fondo del botón. </text:p>
            </text:list-item>
            <text:list-item>
              <text:p text:style-name="P7"><text:span text:style-name="Source_20_Text">href</text:span>: URL a la que redirige el botón. </text:p>
            </text:list-item>
            <text:list-item>
              <text:p text:style-name="P7"><text:span text:style-name="Source_20_Text">color</text:span>: Color del texto del botón. </text:p>
            </text:list-item>
            <text:list-item>
              <text:p text:style-name="P8"><text:span text:style-name="Source_20_Text">font-size</text:span>: Tamaño de la fuente del texto. </text:p>
            </text:list-item>
          </text:list>
        </text:list-item>
      </text:list>
      <text:p text:style-name="P4"><text:span text:style-name="Strong_20_Emphasis"><text:span text:style-name="Source_20_Text">&lt;mj-image&gt;</text:span></text:span>: Inserta una imagen. </text:p>
      <text:list text:style-name="L6">
        <text:list-item>
          <text:p text:style-name="P9">Atributos comunes: </text:p>
          <text:list>
            <text:list-item>
              <text:p text:style-name="P9"><text:span text:style-name="Source_20_Text">src</text:span>: URL de la imagen. </text:p>
            </text:list-item>
            <text:list-item>
              <text:p text:style-name="P9"><text:span text:style-name="Source_20_Text">width</text:span>: Ancho de la imagen. </text:p>
            </text:list-item>
            <text:list-item>
              <text:p text:style-name="P10"><text:span text:style-name="Source_20_Text">alt</text:span>: Texto alternativo para la imagen. 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7:04:19.215317854</meta:creation-date>
    <dc:date>2025-05-20T17:24:25.709412491</dc:date>
    <meta:editing-duration>PT9M37S</meta:editing-duration>
    <meta:editing-cycles>1</meta:editing-cycles>
    <meta:document-statistic meta:table-count="0" meta:image-count="0" meta:object-count="0" meta:page-count="1" meta:paragraph-count="25" meta:word-count="222" meta:character-count="1351" meta:non-whitespace-character-count="1149"/>
    <meta:generator>LibreOffice/24.2.7.2$Linux_X86_64 LibreOffice_project/420$Build-2</meta:generator>
  </office:meta>
</office:document-meta>
</file>